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8.75cm" fo:min-width="10.9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2.35cm" fo:min-width="2.7cm"/>
    </style:style>
    <style:style style:name="gr3" style:family="graphic" style:parent-style-name="standard">
      <style:graphic-properties draw:fill="solid" draw:fill-color="#00ccff" draw:textarea-horizontal-align="justify" draw:textarea-vertical-align="middle" draw:auto-grow-height="false" fo:min-height="0.892cm" fo:min-width="2.842cm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 fo:min-height="0.664cm" fo:min-width="2.014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.892cm" fo:min-width="2.842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2.15cm" fo:min-width="2.7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8" style:family="graphic" style:parent-style-name="standard">
      <style:graphic-properties draw:fill="solid" draw:fill-color="#ffccff" draw:textarea-horizontal-align="justify" draw:textarea-vertical-align="middle" draw:auto-grow-height="false" fo:min-height="0.664cm" fo:min-width="2.014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 fo:min-height="0.664cm" fo:min-width="2.014cm"/>
    </style:style>
    <style:style style:name="gr10" style:family="graphic" style:parent-style-name="standard">
      <style:graphic-properties draw:fill="solid" draw:fill-color="#ff9900" draw:textarea-horizontal-align="justify" draw:textarea-vertical-align="middle" draw:auto-grow-height="false" fo:min-height="0.588cm" fo:min-width="2.238cm"/>
    </style:style>
    <style:style style:name="gr11" style:family="graphic" style:parent-style-name="standard">
      <style:graphic-properties svg:stroke-width="0.1cm" svg:stroke-color="#000000" draw:marker-start-width="0.5cm" draw:marker-end="Arrow" draw:marker-end-width="0.3cm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ccff"/>
      <style:paragraph-properties fo:text-align="center"/>
      <style:text-properties fo:font-weight="bold"/>
    </style:style>
    <style:style style:name="P5" style:family="paragraph">
      <loext:graphic-properties draw:fill="solid" draw:fill-color="#99ccff"/>
      <style:paragraph-properties fo:text-align="center"/>
      <style:text-properties fo:font-size="14pt" fo:font-weight="bold" style:font-size-asian="14pt" style:font-size-complex="14pt"/>
    </style:style>
    <style:style style:name="P6" style:family="paragraph">
      <loext:graphic-properties draw:fill="solid" draw:fill-color="#ffff00"/>
      <style:paragraph-properties fo:text-align="center"/>
      <style:text-properties fo:font-weight="bold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cc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99cc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solid" draw:fill-color="#ff99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ource Code Pro Semi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cm" svg:height="9cm" svg:x="1.5cm" svg:y="1.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3.2cm" svg:height="2.6cm" svg:x="1.75cm" svg:y="12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7cm" svg:height="1.5cm" svg:x="1.5cm" svg:y="11.3cm">
            <text:p text:style-name="P3">Index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8cm" svg:height="1.2cm" svg:x="1.95cm" svg:y="13.6cm">
            <text:p text:style-name="P3"><text:span text:style-name="T1">v3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3.2cm" svg:height="2.6cm" svg:x="9.55cm" svg:y="12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7cm" svg:height="1.5cm" svg:x="9.3cm" svg:y="11.3cm">
            <text:p text:style-name="P3">Working</text:p>
            <text:p text:style-name="P3">Directory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8cm" svg:height="1.2cm" svg:x="9.75cm" svg:y="13.6cm">
            <text:p text:style-name="P3"><text:span text:style-name="T1">v3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" draw:id="id2">
          <draw:custom-shape draw:style-name="gr6" draw:text-style-name="P2" draw:layer="layout" svg:width="3.2cm" svg:height="2.4cm" svg:x="2cm" svg:y="7.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3.2cm" svg:height="0.8cm" svg:x="2cm" svg:y="7.85cm">
            <text:p text:style-name="P3"><text:span text:style-name="T2">3c67455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2.8cm" svg:height="1.2cm" svg:x="2.2cm" svg:y="8.85cm">
            <text:p text:style-name="P3"><text:span text:style-name="T1">v1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3" draw:id="id3">
          <draw:custom-shape draw:style-name="gr6" draw:text-style-name="P2" draw:layer="layout" svg:width="3.2cm" svg:height="2.4cm" svg:x="6.851cm" svg:y="7.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3.2cm" svg:height="0.8cm" svg:x="6.851cm" svg:y="7.85cm">
            <text:p text:style-name="P3"><text:span text:style-name="T2">2acad3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8cm" svg:height="1.2cm" svg:x="7.051cm" svg:y="8.85cm">
            <text:p text:style-name="P3"><text:span text:style-name="T1">v2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" draw:id="id1">
          <draw:custom-shape draw:style-name="gr6" draw:text-style-name="P2" draw:layer="layout" svg:width="3.2cm" svg:height="2.4cm" svg:x="9.1cm" svg:y="4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3.2cm" svg:height="0.8cm" svg:x="9.1cm" svg:y="4.6cm">
            <text:p text:style-name="P3"><text:span text:style-name="T2">2c5728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2.8cm" svg:height="1.2cm" svg:x="9.3cm" svg:y="5.6cm">
            <text:p text:style-name="P3"><text:span text:style-name="T1">v3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11" xml:id="id4" draw:id="id4" draw:layer="layout" svg:width="3cm" svg:height="1.1cm" svg:x="9.2cm" svg:y="2.5cm">
          <text:p text:style-name="P3">HEAD</text:p>
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draw:line-skew="-0.45cm" svg:x1="9.1cm" svg:y1="5.8cm" svg:x2="5.2cm" svg:y2="9.05cm" draw:start-shape="id1" draw:start-glue-point="3" draw:end-shape="id2" svg:d="M9100 5800c-3600 0-1650 3250-3900 3250" svg:viewBox="0 0 3901 3251">
          <text:p/>
        </draw:connector>
        <draw:connector draw:style-name="gr11" draw:text-style-name="P3" draw:layer="layout" svg:x1="6.851cm" svg:y1="9.05cm" svg:x2="5.2cm" svg:y2="9.05cm" draw:start-shape="id3" draw:start-glue-point="3" draw:end-shape="id2" draw:end-glue-point="1" svg:d="M6851 9050h-1651" svg:viewBox="0 0 1652 1">
          <text:p/>
        </draw:connector>
        <draw:connector draw:style-name="gr11" draw:text-style-name="P3" draw:layer="layout" draw:type="curve" svg:x1="10.7cm" svg:y1="3.6cm" svg:x2="10.7cm" svg:y2="4.6cm" draw:start-shape="id4" draw:start-glue-point="2" draw:end-shape="id1" draw:end-glue-point="0" svg:d="M10700 36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Smith</meta:initial-creator>
    <meta:creation-date>2018-07-20T09:13:54.117025493</meta:creation-date>
    <dc:date>2018-07-22T17:03:36.932513430</dc:date>
    <dc:creator>Neil Smith</dc:creator>
    <meta:editing-duration>PT3H50M19S</meta:editing-duration>
    <meta:editing-cycles>4</meta:editing-cycles>
    <meta:generator>LibreOffice/5.4.6.2$Linux_X86_64 LibreOffice_project/40m0$Build-2</meta:generator>
    <meta:document-statistic meta:object-count="25"/>
  </office:meta>
</office:document-meta>
</file>